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4.916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0.748cm"/>
    </style:style>
    <style:style style:name="co14" style:family="table-column">
      <style:table-column-properties fo:break-before="auto" style:column-width="4.389cm"/>
    </style:style>
    <style:style style:name="co15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]" office:value-type="float" office:value="1">
            <text:p>1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]" office:value-type="float" office:value="1">
            <text:p>1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3]" office:value-type="float" office:value="1">
            <text:p>1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4]" office:value-type="float" office:value="1">
            <text:p>1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5]" office:value-type="float" office:value="1">
            <text:p>1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office:value-type="float" office:value="2">
            <text:p>2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7]" office:value-type="float" office:value="2">
            <text:p>2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8]" office:value-type="float" office:value="2">
            <text:p>2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9]" office:value-type="float" office:value="2">
            <text:p>2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0]" office:value-type="float" office:value="2">
            <text:p>2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1]" office:value-type="float" office:value="2">
            <text:p>2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7]+1" office:value-type="float" office:value="3">
            <text:p>3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3]" office:value-type="float" office:value="3">
            <text:p>3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4]" office:value-type="float" office:value="3">
            <text:p>3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5]" office:value-type="float" office:value="3">
            <text:p>3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6]" office:value-type="float" office:value="3">
            <text:p>3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7]" office:value-type="float" office:value="3">
            <text:p>3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3]+1" office:value-type="float" office:value="4">
            <text:p>4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9]" office:value-type="float" office:value="4">
            <text:p>4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0]" office:value-type="float" office:value="4">
            <text:p>4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1]" office:value-type="float" office:value="4">
            <text:p>4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2]" office:value-type="float" office:value="4">
            <text:p>4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3]" office:value-type="float" office:value="4">
            <text:p>4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9]+1" office:value-type="float" office:value="5">
            <text:p>5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5]" office:value-type="float" office:value="5">
            <text:p>5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6]" office:value-type="float" office:value="5">
            <text:p>5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7]" office:value-type="float" office:value="5">
            <text:p>5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8]" office:value-type="float" office:value="5">
            <text:p>5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9]" office:value-type="float" office:value="5">
            <text:p>5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5]+1" office:value-type="float" office:value="6">
            <text:p>6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31]" office:value-type="float" office:value="6">
            <text:p>6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32]" office:value-type="float" office:value="6">
            <text:p>6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33]" office:value-type="float" office:value="6">
            <text:p>6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34]" office:value-type="float" office:value="6">
            <text:p>6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35]" office:value-type="float" office:value="6">
            <text:p>6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31]+1" office:value-type="float" office:value="7">
            <text:p>7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37]" office:value-type="float" office:value="7">
            <text:p>7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38]" office:value-type="float" office:value="7">
            <text:p>7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39]" office:value-type="float" office:value="7">
            <text:p>7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40]" office:value-type="float" office:value="7">
            <text:p>7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41]" office:value-type="float" office:value="7">
            <text:p>7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37]+1" office:value-type="float" office:value="8">
            <text:p>8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43]" office:value-type="float" office:value="8">
            <text:p>8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44]" office:value-type="float" office:value="8">
            <text:p>8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45]" office:value-type="float" office:value="8">
            <text:p>8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46]" office:value-type="float" office:value="8">
            <text:p>8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47]" office:value-type="float" office:value="8">
            <text:p>8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43]+1" office:value-type="float" office:value="9">
            <text:p>9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49]" office:value-type="float" office:value="9">
            <text:p>9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50]" office:value-type="float" office:value="9">
            <text:p>9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51]" office:value-type="float" office:value="9">
            <text:p>9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52]" office:value-type="float" office:value="9">
            <text:p>9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53]" office:value-type="float" office:value="9">
            <text:p>9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49]+1" office:value-type="float" office:value="10">
            <text:p>10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55]" office:value-type="float" office:value="10">
            <text:p>10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56]" office:value-type="float" office:value="10">
            <text:p>10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57]" office:value-type="float" office:value="10">
            <text:p>10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58]" office:value-type="float" office:value="10">
            <text:p>10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59]" office:value-type="float" office:value="10">
            <text:p>10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55]+1" office:value-type="float" office:value="11">
            <text:p>11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61]" office:value-type="float" office:value="11">
            <text:p>11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62]" office:value-type="float" office:value="11">
            <text:p>11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63]" office:value-type="float" office:value="11">
            <text:p>11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64]" office:value-type="float" office:value="11">
            <text:p>11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65]" office:value-type="float" office:value="11">
            <text:p>11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61]+1" office:value-type="float" office:value="12">
            <text:p>12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67]" office:value-type="float" office:value="12">
            <text:p>12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68]" office:value-type="float" office:value="12">
            <text:p>12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69]" office:value-type="float" office:value="12">
            <text:p>12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70]" office:value-type="float" office:value="12">
            <text:p>12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71]" office:value-type="float" office:value="12">
            <text:p>12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67]+1" office:value-type="float" office:value="13">
            <text:p>13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73]" office:value-type="float" office:value="13">
            <text:p>13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74]" office:value-type="float" office:value="13">
            <text:p>13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75]" office:value-type="float" office:value="13">
            <text:p>13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76]" office:value-type="float" office:value="13">
            <text:p>13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77]" office:value-type="float" office:value="13">
            <text:p>13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73]+1" office:value-type="float" office:value="14">
            <text:p>14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79]" office:value-type="float" office:value="14">
            <text:p>14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80]" office:value-type="float" office:value="14">
            <text:p>14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81]" office:value-type="float" office:value="14">
            <text:p>14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82]" office:value-type="float" office:value="14">
            <text:p>14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83]" office:value-type="float" office:value="14">
            <text:p>14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79]+1" office:value-type="float" office:value="15">
            <text:p>15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85]" office:value-type="float" office:value="15">
            <text:p>15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86]" office:value-type="float" office:value="15">
            <text:p>15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87]" office:value-type="float" office:value="15">
            <text:p>15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88]" office:value-type="float" office:value="15">
            <text:p>15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89]" office:value-type="float" office:value="15">
            <text:p>15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85]+1" office:value-type="float" office:value="16">
            <text:p>16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91]" office:value-type="float" office:value="16">
            <text:p>16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92]" office:value-type="float" office:value="16">
            <text:p>16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93]" office:value-type="float" office:value="16">
            <text:p>16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94]" office:value-type="float" office:value="16">
            <text:p>16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95]" office:value-type="float" office:value="16">
            <text:p>16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91]+1" office:value-type="float" office:value="17">
            <text:p>17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97]" office:value-type="float" office:value="17">
            <text:p>17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98]" office:value-type="float" office:value="17">
            <text:p>17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99]" office:value-type="float" office:value="17">
            <text:p>17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00]" office:value-type="float" office:value="17">
            <text:p>17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01]" office:value-type="float" office:value="17">
            <text:p>17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97]+1" office:value-type="float" office:value="18">
            <text:p>18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03]" office:value-type="float" office:value="18">
            <text:p>18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04]" office:value-type="float" office:value="18">
            <text:p>18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05]" office:value-type="float" office:value="18">
            <text:p>18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06]" office:value-type="float" office:value="18">
            <text:p>18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07]" office:value-type="float" office:value="18">
            <text:p>18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03]+1" office:value-type="float" office:value="19">
            <text:p>19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09]" office:value-type="float" office:value="19">
            <text:p>19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10]" office:value-type="float" office:value="19">
            <text:p>19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11]" office:value-type="float" office:value="19">
            <text:p>19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12]" office:value-type="float" office:value="19">
            <text:p>19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13]" office:value-type="float" office:value="19">
            <text:p>19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09]+1" office:value-type="float" office:value="20">
            <text:p>20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15]" office:value-type="float" office:value="20">
            <text:p>20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16]" office:value-type="float" office:value="20">
            <text:p>20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17]" office:value-type="float" office:value="20">
            <text:p>20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18]" office:value-type="float" office:value="20">
            <text:p>20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19]" office:value-type="float" office:value="20">
            <text:p>20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15]+1" office:value-type="float" office:value="21">
            <text:p>21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21]" office:value-type="float" office:value="21">
            <text:p>21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22]" office:value-type="float" office:value="21">
            <text:p>21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23]" office:value-type="float" office:value="21">
            <text:p>21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24]" office:value-type="float" office:value="21">
            <text:p>21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25]" office:value-type="float" office:value="21">
            <text:p>21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21]+1" office:value-type="float" office:value="22">
            <text:p>22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27]" office:value-type="float" office:value="22">
            <text:p>22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28]" office:value-type="float" office:value="22">
            <text:p>22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29]" office:value-type="float" office:value="22">
            <text:p>22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30]" office:value-type="float" office:value="22">
            <text:p>22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31]" office:value-type="float" office:value="22">
            <text:p>22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27]+1" office:value-type="float" office:value="23">
            <text:p>23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33]" office:value-type="float" office:value="23">
            <text:p>23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34]" office:value-type="float" office:value="23">
            <text:p>23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35]" office:value-type="float" office:value="23">
            <text:p>23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36]" office:value-type="float" office:value="23">
            <text:p>23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37]" office:value-type="float" office:value="23">
            <text:p>23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33]+1" office:value-type="float" office:value="24">
            <text:p>24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39]" office:value-type="float" office:value="24">
            <text:p>24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40]" office:value-type="float" office:value="24">
            <text:p>24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41]" office:value-type="float" office:value="24">
            <text:p>24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42]" office:value-type="float" office:value="24">
            <text:p>24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43]" office:value-type="float" office:value="24">
            <text:p>24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39]+1" office:value-type="float" office:value="25">
            <text:p>25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45]" office:value-type="float" office:value="25">
            <text:p>25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46]" office:value-type="float" office:value="25">
            <text:p>25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47]" office:value-type="float" office:value="25">
            <text:p>25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48]" office:value-type="float" office:value="25">
            <text:p>25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49]" office:value-type="float" office:value="25">
            <text:p>25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45]+1" office:value-type="float" office:value="26">
            <text:p>26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51]" office:value-type="float" office:value="26">
            <text:p>26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52]" office:value-type="float" office:value="26">
            <text:p>26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53]" office:value-type="float" office:value="26">
            <text:p>26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54]" office:value-type="float" office:value="26">
            <text:p>26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55]" office:value-type="float" office:value="26">
            <text:p>26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51]+1" office:value-type="float" office:value="27">
            <text:p>27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57]" office:value-type="float" office:value="27">
            <text:p>27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58]" office:value-type="float" office:value="27">
            <text:p>27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59]" office:value-type="float" office:value="27">
            <text:p>27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60]" office:value-type="float" office:value="27">
            <text:p>27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61]" office:value-type="float" office:value="27">
            <text:p>27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57]+1" office:value-type="float" office:value="28">
            <text:p>28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63]" office:value-type="float" office:value="28">
            <text:p>28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64]" office:value-type="float" office:value="28">
            <text:p>28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65]" office:value-type="float" office:value="28">
            <text:p>28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66]" office:value-type="float" office:value="28">
            <text:p>28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67]" office:value-type="float" office:value="28">
            <text:p>28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63]+1" office:value-type="float" office:value="29">
            <text:p>29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69]" office:value-type="float" office:value="29">
            <text:p>29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70]" office:value-type="float" office:value="29">
            <text:p>29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71]" office:value-type="float" office:value="29">
            <text:p>29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72]" office:value-type="float" office:value="29">
            <text:p>29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73]" office:value-type="float" office:value="29">
            <text:p>29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69]+1" office:value-type="float" office:value="30">
            <text:p>30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75]" office:value-type="float" office:value="30">
            <text:p>30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76]" office:value-type="float" office:value="30">
            <text:p>30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77]" office:value-type="float" office:value="30">
            <text:p>30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78]" office:value-type="float" office:value="30">
            <text:p>30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79]" office:value-type="float" office:value="30">
            <text:p>30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75]+1" office:value-type="float" office:value="31">
            <text:p>31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81]" office:value-type="float" office:value="31">
            <text:p>31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82]" office:value-type="float" office:value="31">
            <text:p>31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83]" office:value-type="float" office:value="31">
            <text:p>31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84]" office:value-type="float" office:value="31">
            <text:p>31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85]" office:value-type="float" office:value="31">
            <text:p>31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81]+1" office:value-type="float" office:value="32">
            <text:p>32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87]" office:value-type="float" office:value="32">
            <text:p>32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88]" office:value-type="float" office:value="32">
            <text:p>32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89]" office:value-type="float" office:value="32">
            <text:p>32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90]" office:value-type="float" office:value="32">
            <text:p>32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91]" office:value-type="float" office:value="32">
            <text:p>32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87]+1" office:value-type="float" office:value="33">
            <text:p>33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93]" office:value-type="float" office:value="33">
            <text:p>33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194]" office:value-type="float" office:value="33">
            <text:p>33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195]" office:value-type="float" office:value="33">
            <text:p>33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196]" office:value-type="float" office:value="33">
            <text:p>33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197]" office:value-type="float" office:value="33">
            <text:p>33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93]+1" office:value-type="float" office:value="34">
            <text:p>34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199]" office:value-type="float" office:value="34">
            <text:p>34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00]" office:value-type="float" office:value="34">
            <text:p>34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01]" office:value-type="float" office:value="34">
            <text:p>34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02]" office:value-type="float" office:value="34">
            <text:p>34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03]" office:value-type="float" office:value="34">
            <text:p>34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199]+1" office:value-type="float" office:value="35">
            <text:p>35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05]" office:value-type="float" office:value="35">
            <text:p>35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06]" office:value-type="float" office:value="35">
            <text:p>35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07]" office:value-type="float" office:value="35">
            <text:p>35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08]" office:value-type="float" office:value="35">
            <text:p>35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09]" office:value-type="float" office:value="35">
            <text:p>35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05]+1" office:value-type="float" office:value="36">
            <text:p>36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11]" office:value-type="float" office:value="36">
            <text:p>36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12]" office:value-type="float" office:value="36">
            <text:p>36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13]" office:value-type="float" office:value="36">
            <text:p>36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14]" office:value-type="float" office:value="36">
            <text:p>36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15]" office:value-type="float" office:value="36">
            <text:p>36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11]+1" office:value-type="float" office:value="37">
            <text:p>37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17]" office:value-type="float" office:value="37">
            <text:p>37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18]" office:value-type="float" office:value="37">
            <text:p>37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19]" office:value-type="float" office:value="37">
            <text:p>37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20]" office:value-type="float" office:value="37">
            <text:p>37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21]" office:value-type="float" office:value="37">
            <text:p>37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17]+1" office:value-type="float" office:value="38">
            <text:p>38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23]" office:value-type="float" office:value="38">
            <text:p>38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24]" office:value-type="float" office:value="38">
            <text:p>38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25]" office:value-type="float" office:value="38">
            <text:p>38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26]" office:value-type="float" office:value="38">
            <text:p>38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27]" office:value-type="float" office:value="38">
            <text:p>38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23]+1" office:value-type="float" office:value="39">
            <text:p>39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29]" office:value-type="float" office:value="39">
            <text:p>39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30]" office:value-type="float" office:value="39">
            <text:p>39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31]" office:value-type="float" office:value="39">
            <text:p>39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32]" office:value-type="float" office:value="39">
            <text:p>39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33]" office:value-type="float" office:value="39">
            <text:p>39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29]+1" office:value-type="float" office:value="40">
            <text:p>40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35]" office:value-type="float" office:value="40">
            <text:p>40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36]" office:value-type="float" office:value="40">
            <text:p>40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37]" office:value-type="float" office:value="40">
            <text:p>40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38]" office:value-type="float" office:value="40">
            <text:p>40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39]" office:value-type="float" office:value="40">
            <text:p>40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35]+1" office:value-type="float" office:value="41">
            <text:p>41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41]" office:value-type="float" office:value="41">
            <text:p>41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42]" office:value-type="float" office:value="41">
            <text:p>41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43]" office:value-type="float" office:value="41">
            <text:p>41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44]" office:value-type="float" office:value="41">
            <text:p>41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45]" office:value-type="float" office:value="41">
            <text:p>41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41]+1" office:value-type="float" office:value="42">
            <text:p>42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47]" office:value-type="float" office:value="42">
            <text:p>42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48]" office:value-type="float" office:value="42">
            <text:p>42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49]" office:value-type="float" office:value="42">
            <text:p>42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50]" office:value-type="float" office:value="42">
            <text:p>42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51]" office:value-type="float" office:value="42">
            <text:p>42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47]+1" office:value-type="float" office:value="43">
            <text:p>43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53]" office:value-type="float" office:value="43">
            <text:p>43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54]" office:value-type="float" office:value="43">
            <text:p>43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55]" office:value-type="float" office:value="43">
            <text:p>43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56]" office:value-type="float" office:value="43">
            <text:p>43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57]" office:value-type="float" office:value="43">
            <text:p>43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53]+1" office:value-type="float" office:value="44">
            <text:p>44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59]" office:value-type="float" office:value="44">
            <text:p>44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60]" office:value-type="float" office:value="44">
            <text:p>44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61]" office:value-type="float" office:value="44">
            <text:p>44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62]" office:value-type="float" office:value="44">
            <text:p>44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63]" office:value-type="float" office:value="44">
            <text:p>44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59]+1" office:value-type="float" office:value="45">
            <text:p>45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65]" office:value-type="float" office:value="45">
            <text:p>45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66]" office:value-type="float" office:value="45">
            <text:p>45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67]" office:value-type="float" office:value="45">
            <text:p>45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68]" office:value-type="float" office:value="45">
            <text:p>45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69]" office:value-type="float" office:value="45">
            <text:p>45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65]+1" office:value-type="float" office:value="46">
            <text:p>46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71]" office:value-type="float" office:value="46">
            <text:p>46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72]" office:value-type="float" office:value="46">
            <text:p>46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73]" office:value-type="float" office:value="46">
            <text:p>46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74]" office:value-type="float" office:value="46">
            <text:p>46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75]" office:value-type="float" office:value="46">
            <text:p>46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71]+1" office:value-type="float" office:value="47">
            <text:p>47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77]" office:value-type="float" office:value="47">
            <text:p>47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78]" office:value-type="float" office:value="47">
            <text:p>47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79]" office:value-type="float" office:value="47">
            <text:p>47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80]" office:value-type="float" office:value="47">
            <text:p>47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81]" office:value-type="float" office:value="47">
            <text:p>47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1</text:p>
          </table:table-cell>
          <table:table-cell table:formula="of:=[.H277]+1" office:value-type="float" office:value="48">
            <text:p>48</text:p>
          </table:table-cell>
          <table:table-cell office:value-type="string">
            <text:p>Lezione1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5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2</text:p>
          </table:table-cell>
          <table:table-cell table:formula="of:=[.H283]" office:value-type="float" office:value="48">
            <text:p>48</text:p>
          </table:table-cell>
          <table:table-cell office:value-type="string">
            <text:p>Lezione2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6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3</text:p>
          </table:table-cell>
          <table:table-cell table:formula="of:=[.H284]" office:value-type="float" office:value="48">
            <text:p>48</text:p>
          </table:table-cell>
          <table:table-cell office:value-type="string">
            <text:p>Lezione3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7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4</text:p>
          </table:table-cell>
          <table:table-cell table:formula="of:=[.H285]" office:value-type="float" office:value="48">
            <text:p>48</text:p>
          </table:table-cell>
          <table:table-cell office:value-type="string">
            <text:p>Lezione4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8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5</text:p>
          </table:table-cell>
          <table:table-cell table:formula="of:=[.H286]" office:value-type="float" office:value="48">
            <text:p>48</text:p>
          </table:table-cell>
          <table:table-cell office:value-type="string">
            <text:p>Lezione5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09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office:value-type="string">
            <text:p>INSERT INTO Courses (Id</text:p>
          </table:table-cell>
          <table:table-cell office:value-type="string">
            <text:p>Cours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ration)</text:p>
          </table:table-cell>
          <table:table-cell office:value-type="string">
            <text:p>VALUES</text:p>
          </table:table-cell>
          <table:table-cell office:value-type="string">
            <text:p>(6</text:p>
          </table:table-cell>
          <table:table-cell table:formula="of:=[.H287]" office:value-type="float" office:value="48">
            <text:p>48</text:p>
          </table:table-cell>
          <table:table-cell office:value-type="string">
            <text:p>Lezione6</text:p>
          </table:table-cell>
          <table:table-cell office:value-type="string">
            <text:p>Lorem ipsum dolor sit amet </text:p>
          </table:table-cell>
          <table:table-cell office:value-type="string">
            <text:p>'</text:p>
          </table:table-cell>
          <table:table-cell office:value-type="string">
            <text:p>01,10,10</text:p>
          </table:table-cell>
          <table:table-cell table:style-name="ce1" office:value-type="string">
            <text:p>');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"/>
          <table:table-cell table:number-columns-repeated="6"/>
        </table:table-row>
        <table:table-row table:style-name="ro1" table:number-rows-repeated="1048286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17/05/2022</text:date>, <text:time>16.32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17T16:32:38.02</dc:date>
    <meta:document-statistic meta:table-count="1" meta:cell-count="3744" meta:object-count="0"/>
  </office:meta>
</office:document-meta>
</file>